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6ff8" officeooo:paragraph-rsid="000a6ff8"/>
    </style:style>
    <style:style style:name="P2" style:family="paragraph" style:parent-style-name="Standard">
      <style:text-properties fo:font-size="14pt" officeooo:rsid="000a6ff8" officeooo:paragraph-rsid="000a6ff8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ils Export Implementation using wicket_pdf</text:p>
      <text:p text:style-name="P1"/>
      <text:p text:style-name="P1">1. Add gem 'wicked_pdf'</text:p>
      <text:p text:style-name="P1"/>
      <text:p text:style-name="P1">2. config/ routes.rb set the path</text:p>
      <text:p text:style-name="P1"><text:s text:c="3"/>get '/export_template_documents_translation', to: 'template_documents#export_template_documents_translation', as: 'export_template_documents_translation'</text:p>
      <text:p text:style-name="P1"><text:s/></text:p>
      <text:p text:style-name="P1">3. In template_document_controller.rb </text:p>
      <text:p text:style-name="P1"/>
      <text:p text:style-name="P1"><text:s text:c="11"/>def export_template_documents_translation</text:p>
      <text:p text:style-name="P1"><text:s text:c="6"/>get_template</text:p>
      <text:p text:style-name="P1"><text:s text:c="6"/>new_document unless @document</text:p>
      <text:p text:style-name="P1"><text:s text:c="6"/>@preview=params[:value]</text:p>
      <text:p text:style-name="P1"/>
      <text:p text:style-name="P1"><text:s text:c="6"/>if @preview</text:p>
      <text:p text:style-name="P1"><text:s text:c="8"/># For Preview functionality</text:p>
      <text:p text:style-name="P1"><text:s text:c="8"/>pdf = WickedPdf.new.pdf_from_string(</text:p>
      <text:p text:style-name="P1"><text:s text:c="16"/>render <text:s/>:pdf =&gt; 'file_name',</text:p>
      <text:p text:style-name="P1"><text:s text:c="24"/>:template =&gt; '/user/template_documents/export_template_documents_translation.pdf.erb',</text:p>
      <text:p text:style-name="P1"><text:s text:c="24"/>:layout =&gt; 'pdf.html.erb'</text:p>
      <text:p text:style-name="P1"><text:s text:c="14"/>)</text:p>
      <text:p text:style-name="P1"><text:s text:c="6"/>else</text:p>
      <text:p text:style-name="P1"><text:s text:c="8"/># For Preview functionality</text:p>
      <text:p text:style-name="P1"><text:s text:c="8"/>pdf = WickedPdf.new.pdf_from_string(</text:p>
      <text:p text:style-name="P1"><text:s text:c="16"/>render_to_string('/user/template_documents/export_template_documents_translation.pdf.erb', layout: false)</text:p>
      <text:p text:style-name="P1"><text:s text:c="14"/>)</text:p>
      <text:p text:style-name="P1"><text:s text:c="8"/>send_data pdf, :filename =&gt; "Template Document_#{Date.today.strftime('%d/%b/%Y')}.pdf", :type =&gt; "application/pdf", :disposition =&gt; "attachment"</text:p>
      <text:p text:style-name="P1"><text:s text:c="6"/>end</text:p>
      <text:p text:style-name="P1"><text:s text:c="4"/>end</text:p>
      <text:p text:style-name="P1"/>
      <text:p text:style-name="P1">4. create export_template_documents_translation.pdf.erb in template_document view</text:p>
      <text:p text:style-name="P1"><text:s text:c="8"/></text:p>
      <text:p text:style-name="P1"><text:s text:c="7"/></text:p>
      <text:p text:style-name="P1">&lt;% output_style = "direction: rtl;" %&gt;</text:p>
      <text:p text:style-name="P1">&lt;h1 style="text-align: center;"&gt;ITSLabe.me&lt;/h1&gt;</text:p>
      <text:p text:style-name="P1">&lt;h3 align="center"&gt;Translate With Template&lt;/h3&gt;</text:p>
      <text:p text:style-name="P1">&lt;hr&gt;</text:p>
      <text:p text:style-name="P1">&lt;div style='margin:10px;padding:20px;background-color: #fff; color: #4b4b4b; font-size:18px;'&gt;</text:p>
      <text:p text:style-name="P1"><text:s text:c="4"/>&lt;div style="&lt;%= output_style %&gt;"&gt;</text:p>
      <text:p text:style-name="P1"><text:s text:c="6"/>&lt;p&gt;&lt;%= raw(@document.try(:output_html_source).to_s) %&gt;&lt;/p&gt;</text:p>
      <text:p text:style-name="P1"><text:s text:c="4"/>&lt;/div&gt;</text:p>
      <text:p text:style-name="P1"><text:s text:c="2"/>&lt;div style="clear:both;"&gt;&lt;/div&gt;</text:p>
      <text:p text:style-name="P1">&lt;/div&gt;</text:p>
      <text:p text:style-name="P1"/>
      <text:p text:style-name="P1"/>
      <text:p text:style-name="P1"><text:soft-page-break/>&lt;style type="text/css"&gt;</text:p>
      <text:p text:style-name="P1"><text:s text:c="2"/>table {</text:p>
      <text:p text:style-name="P1"><text:s text:c="4"/>border: 1px solid black;</text:p>
      <text:p text:style-name="P1"><text:s text:c="2"/>}</text:p>
      <text:p text:style-name="P1">&lt;/styl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16:12:39.513343763</meta:creation-date>
    <dc:date>2020-10-28T16:18:38.403251005</dc:date>
    <meta:editing-duration>PT5M59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124" meta:character-count="1683" meta:non-whitespace-character-count="1355"/>
  </office:meta>
</office:document-meta>
</file>